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4581" officeooo:paragraph-rsid="00104581"/>
    </style:style>
    <style:style style:name="P2" style:family="paragraph" style:parent-style-name="Standard">
      <style:text-properties officeooo:rsid="00104581" officeooo:paragraph-rsid="001295be"/>
    </style:style>
    <style:style style:name="P3" style:family="paragraph" style:parent-style-name="Standard">
      <style:text-properties officeooo:rsid="00104581" officeooo:paragraph-rsid="001359ab"/>
    </style:style>
    <style:style style:name="P4" style:family="paragraph" style:parent-style-name="Standard">
      <style:text-properties officeooo:rsid="001208d9" officeooo:paragraph-rsid="001208d9"/>
    </style:style>
    <style:style style:name="P5" style:family="paragraph" style:parent-style-name="Standard">
      <style:text-properties officeooo:rsid="001295be" officeooo:paragraph-rsid="001295be"/>
    </style:style>
    <style:style style:name="P6" style:family="paragraph" style:parent-style-name="Standard">
      <style:text-properties officeooo:rsid="001359ab" officeooo:paragraph-rsid="001359ab"/>
    </style:style>
    <style:style style:name="P7" style:family="paragraph" style:parent-style-name="Standard">
      <style:text-properties officeooo:rsid="0016351b" officeooo:paragraph-rsid="0016351b"/>
    </style:style>
    <style:style style:name="T1" style:family="text">
      <style:text-properties officeooo:rsid="001295be"/>
    </style:style>
    <style:style style:name="T2" style:family="text">
      <style:text-properties officeooo:rsid="00135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</text:p>
      <text:p text:style-name="P1">1)</text:p>
      <text:p text:style-name="P1">comptes d’utilisateurs → nous sommes sur une session Administrateur</text:p>
      <text:p text:style-name="P1">Ce compte est protégé par un mot de passe</text:p>
      <text:p text:style-name="P1"><text:s/></text:p>
      <text:p text:style-name="P1">3) On ne peut accéder qu’au fichier tp_windows 2.txt et au répertoire Disque local (C:)\Utilisateur\Public\Documents publics</text:p>
      <text:p text:style-name="P1"/>
      <text:p text:style-name="P1">Ce sont les seuls qui ne sont pas issus d’une session protégé par mot de passe</text:p>
      <text:p text:style-name="P1"/>
      <text:p text:style-name="P4">Oui on peut accéder à tous les répertoires et aux documents. Etant connecté à un compte administrateur on dispose un accès total à l’ordinateur.</text:p>
      <text:p text:style-name="P4"/>
      <text:p text:style-name="P5">Lorsque seul l’étudiant a le control total du fichier, il est impossible pour l’administrateur d’y avoir acces.</text:p>
      <text:p text:style-name="P5"/>
      <text:p text:style-name="P5"/>
      <text:p text:style-name="P2">Exercice <text:span text:style-name="T1">2</text:span></text:p>
      <text:p text:style-name="P2"/>
      <text:p text:style-name="P6">OK</text:p>
      <text:p text:style-name="P6"/>
      <text:p text:style-name="P3">Exercice <text:span text:style-name="T2">3</text:span></text:p>
      <text:p text:style-name="P3"/>
      <text:p text:style-name="P7">4)</text:p>
      <text:p text:style-name="P7">les droits sont bien ceux du groupe</text:p>
      <text:p text:style-name="P7"/>
      <text:p text:style-name="P7">5)</text:p>
      <text:p text:style-name="P7">Priorité au refus de permis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41:33.763000000</meta:creation-date>
    <meta:generator>LibreOffice/5.2.7.2$Windows_x86 LibreOffice_project/2b7f1e640c46ceb28adf43ee075a6e8b8439ed10</meta:generator>
    <dc:date>2017-09-11T15:46:40.665000000</dc:date>
    <meta:editing-duration>PT1H5M3S</meta:editing-duration>
    <meta:editing-cycles>6</meta:editing-cycles>
    <meta:document-statistic meta:table-count="0" meta:image-count="0" meta:object-count="0" meta:page-count="1" meta:paragraph-count="16" meta:word-count="113" meta:character-count="671" meta:non-whitespace-character-count="572"/>
  </office:meta>
</office:document-meta>
</file>